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21000000FD33A183ED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96cm" svg:height="7.263cm" svg:x="0.281cm" svg:y="0.248cm">
          <draw:image xlink:href="Pictures/2000000200000121000000FD33A183ED.eps" xlink:type="simple" xlink:show="embed" xlink:actuate="onLoad">
            <text:p/>
          </draw:image>
        </draw:frame>
        <draw:frame draw:style-name="gr2" draw:text-style-name="P2" draw:layer="layout" svg:width="1.078cm" svg:height="0.911cm" svg:x="3.494cm" svg:y="0.232cm">
          <draw:text-box>
            <text:p><text:span text:style-name="T1">الف</text:span></text:p>
          </draw:text-box>
        </draw:frame>
        <draw:frame draw:style-name="gr2" draw:text-style-name="P2" draw:layer="layout" svg:width="0.714cm" svg:height="0.911cm" svg:x="7.668cm" svg:y="0.359cm">
          <draw:text-box>
            <text:p><text:span text:style-name="T1">با</text:span></text:p>
          </draw:text-box>
        </draw:frame>
        <draw:frame draw:style-name="gr2" draw:text-style-name="P2" draw:layer="layout" svg:width="0.769cm" svg:height="0.911cm" svg:x="3.937cm" svg:y="4.296cm">
          <draw:text-box>
            <text:p><text:span text:style-name="T1">ج</text:span></text:p>
          </draw:text-box>
        </draw:frame>
        <draw:frame draw:style-name="gr2" draw:text-style-name="P2" draw:layer="layout" svg:width="0.663cm" svg:height="0.911cm" svg:x="7.747cm" svg:y="4.296cm">
          <draw:text-box>
            <text:p><text:span text:style-name="T1">د</text:span></text:p>
          </draw:text-box>
        </draw:frame>
        <draw:frame draw:style-name="gr3" draw:layer="layout" svg:width="0.854cm" svg:height="0.659cm" svg:x="1.432cm" svg:y="0.6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854cm" svg:height="0.659cm" svg:x="4.861cm" svg:y="0.63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659cm" svg:x="1.432cm" svg:y="3.04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853cm" svg:height="0.659cm" svg:x="4.826cm" svg:y="3.048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7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kk </meta:initial-creator>
    <meta:creation-date>2012-07-30T13:28:29</meta:creation-date>
    <dc:date>2012-07-30T13:55:38</dc:date>
    <dc:creator>kkk </dc:creator>
    <meta:editing-duration>PT27M10S</meta:editing-duration>
    <meta:editing-cycles>4</meta:editing-cycles>
    <meta:generator>LibreOffice/3.3$Linux LibreOffice_project/330m19$Build-401</meta:generator>
    <meta:document-statistic meta:object-count="9"/>
  </office:meta>
</office:document-meta>
</file>

<file path=Object 1/content.xml><?xml version="1.0" encoding="utf-8"?>
<math xmlns="http://www.w3.org/1998/Math/MathML">
  <semantics>
    <mover accent="true">
      <mi mathvariant="italic">مجاز</mi>
      <mo>¯</mo>
    </mover>
    <annotation encoding="StarMath 5.0">overline{مجاز}</annotation>
  </semantics>
</math>
</file>

<file path=Object 2/content.xml><?xml version="1.0" encoding="utf-8"?>
<math xmlns="http://www.w3.org/1998/Math/MathML">
  <semantics>
    <mover accent="true">
      <mi mathvariant="italic">مجاز</mi>
      <mo>¯</mo>
    </mover>
    <annotation encoding="StarMath 5.0">overline{مجاز}</annotation>
  </semantics>
</math>
</file>

<file path=Object 3/content.xml><?xml version="1.0" encoding="utf-8"?>
<math xmlns="http://www.w3.org/1998/Math/MathML">
  <semantics>
    <mi mathvariant="italic">مجاز</mi>
    <annotation encoding="StarMath 5.0">مجاز</annotation>
  </semantics>
</math>
</file>

<file path=Object 4/content.xml><?xml version="1.0" encoding="utf-8"?>
<math xmlns="http://www.w3.org/1998/Math/MathML">
  <semantics>
    <mi mathvariant="italic">مجاز</mi>
    <annotation encoding="StarMath 5.0">مجاز</annotation>
  </semantics>
</math>
</file>